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ve you every participated in an eye tracking experiment before?</text:p>
      <text:p text:style-name="Standard"/>
      <text:p text:style-name="Standard">You can sit here. This camera will record your eye movements. Because it is important that you don't move too much during the recording, you will be asked to put your chin on the chin rest.</text:p>
      <text:p text:style-name="Standard"/>
      <text:p text:style-name="Standard"/>
      <text:p text:style-name="Standard">Are you comfortable?</text:p>
      <text:p text:style-name="Standard"/>
      <text:p text:style-name="Standard">I will explain the experiment. </text:p>
      <text:p text:style-name="Standard"/>
      <text:p text:style-name="Standard">Every trial starts with a plus sign in the middle of the screen, which changes into a dot after a while. It is important that you keep looking at the fixation time. If your eyes are too far away from the middle of the screen, the experiment will not continue and you will hear a warning sound.</text:p>
      <text:p text:style-name="Standard"/>
      <text:p text:style-name="Standard">Next, an object appears somewhere on the screen. If this happens, you have to look at the object (i.e., move your eyes towards it) as soon as possible. </text:p>
      <text:p text:style-name="Standard"/>
      <text:p text:style-name="Standard">If you are looking at the object, you have to categorise it:</text:p>
      <text:p text:style-name="Standard">If the object belongs in the kitchen → press response 1</text:p>
      <text:p text:style-name="Standard">If the object belongs in the garage → press response 2</text:p>
      <text:p text:style-name="Standard"/>
      <text:p text:style-name="Standard">Again, the camera checks whether you are looking at the object. If your eyes are too far away from the object, your response cannot be collected.</text:p>
      <text:p text:style-name="Standard"/>
      <text:p text:style-name="Standard">After you responded, you can move your eyes back to the center of the screen. The color of the fixation dot tells you whether your response was correct:</text:p>
      <text:list xml:id="list155676023" text:style-name="L1">
        <text:list-item>
          <text:p text:style-name="P1">green = correct</text:p>
        </text:list-item>
        <text:list-item>
          <text:p text:style-name="P1">red = incorrect</text:p>
        </text:list-item>
      </text:list>
      <text:p text:style-name="Standard"/>
      <text:p text:style-name="Standard">Do you understand the instructions?</text:p>
      <text:p text:style-name="Standard"/>
      <text:p text:style-name="Standard">Before starting, I would first like to ask you to read and sign this consent form.</text:p>
      <text:p text:style-name="Standard"/>
      <text:p text:style-name="Standard">The experiment starts with a calibration. You see a fixation dot in the middle of the screen. Look at it. If you're ready, you can press the space bar. Then the fixation dot starts to jump across the screen, and you just have to follow it with your eye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7:17:47</meta:creation-date>
    <meta:generator>LibreOffice/3.5$Linux_X86_64 LibreOffice_project/350m1$Build-2</meta:generator>
    <dc:date>2012-12-13T17:36:21</dc:date>
    <meta:editing-duration>PT9M2S</meta:editing-duration>
    <meta:editing-cycles>3</meta:editing-cycles>
    <meta:document-statistic meta:table-count="0" meta:image-count="0" meta:object-count="0" meta:page-count="1" meta:paragraph-count="16" meta:word-count="305" meta:character-count="1620" meta:non-whitespace-character-count="1330"/>
  </office:meta>
</office:document-meta>
</file>